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CabeçalhodoSumário" style:family="paragraph">
      <style:text-properties style:font-name="Times New Roman" fo:font-style="italic" style:font-style-asian="italic" style:use-window-font-color="true" fo:font-size="18pt" style:font-size-asian="18pt"/>
    </style:style>
    <style:style style:name="P10" style:parent-style-name="Normal" style:family="paragraph">
      <style:text-properties fo:language="en" fo:country="US" style:language-asian="en" style:country-asian="US" style:language-complex="ar" style:country-complex="SA"/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" style:parent-style-name="Hyperlink" style:family="text">
      <style:text-properties style:font-name-complex="Times New Roman" fo:font-style="italic" style:font-style-asian="italic" style:text-underline-type="none"/>
    </style:style>
    <style:style style:name="T13" style:parent-style-name="Fonteparág.padrão" style:family="text">
      <style:text-properties style:font-name-complex="Times New Roman" fo:font-style="italic" style:font-style-asian="italic"/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" style:parent-style-name="Hyperlink" style:family="text">
      <style:text-properties style:font-name-complex="Times New Roman" fo:font-style="italic" style:font-style-asian="italic" style:text-underline-type="none"/>
    </style:style>
    <style:style style:name="T16" style:parent-style-name="Fonteparág.padrão" style:family="text">
      <style:text-properties style:font-name-complex="Times New Roman" fo:font-style="italic" style:font-style-asian="italic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8" style:parent-style-name="Hyperlink" style:family="text">
      <style:text-properties style:font-name-complex="Times New Roman" fo:font-style="italic" style:font-style-asian="italic" style:text-underline-type="none"/>
    </style:style>
    <style:style style:name="T19" style:parent-style-name="Fonteparág.padrão" style:family="text">
      <style:text-properties style:font-name-complex="Times New Roman" fo:font-style="italic" style:font-style-asian="italic"/>
    </style:style>
    <style:style style:name="P20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1" style:parent-style-name="Normal" style:family="paragraph">
      <style:paragraph-properties fo:text-indent="0.4in"/>
      <style:text-properties style:font-name-complex="Times New Roman"/>
    </style:style>
    <style:style style:name="P22" style:parent-style-name="Normal" style:family="paragraph">
      <style:paragraph-properties fo:line-height="150%" fo:text-indent="0.4in"/>
      <style:text-properties style:font-name-complex="Times New Roman"/>
    </style:style>
    <style:style style:name="P23" style:parent-style-name="Normal" style:family="paragraph">
      <style:paragraph-properties fo:line-height="150%" fo:text-indent="0.4in"/>
      <style:text-properties style:font-name-complex="Times New Roman"/>
    </style:style>
    <style:style style:name="P24" style:parent-style-name="CabeçalhodoÍndice" style:family="paragraph">
      <style:paragraph-properties fo:text-align="center"/>
      <style:text-properties style:font-name="Times New Roman" fo:font-weight="bold" style:font-weight-asian="bold" fo:font-style="italic" style:font-style-asian="italic" style:use-window-font-color="true" fo:font-size="18pt" style:font-size-asian="18pt"/>
    </style:style>
    <style:style style:name="P25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6" style:parent-style-name="Normal" style:family="paragraph">
      <style:text-properties style:font-name-complex="Times New Roman" style:language-asian="pt" style:country-asian="PT" style:language-complex="ar" style:country-complex="SA"/>
    </style:style>
    <style:style style:name="T27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28" style:parent-style-name="Fonteparág.padrão" style:family="text">
      <style:text-properties style:font-name-complex="Times New Roman"/>
    </style:style>
    <style:style style:name="T29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0" style:parent-style-name="Fonteparág.padrão" style:family="text">
      <style:text-properties style:font-name-complex="Times New Roman"/>
    </style:style>
    <style:style style:name="T31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2" style:parent-style-name="Fonteparág.padrão" style:family="text">
      <style:text-properties style:font-name-complex="Times New Roman"/>
    </style:style>
    <style:style style:name="P33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34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35" style:parent-style-name="Normal" style:family="paragraph">
      <style:text-properties style:language-asian="pt" style:country-asian="PT" style:language-complex="ar" style:country-complex="SA"/>
    </style:style>
    <style:style style:name="P36" style:parent-style-name="Standard" style:family="paragraph">
      <style:text-properties style:font-name="Calibr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IPLei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O 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soft-page-break/>
      <text:p text:style-name="P9">Contents</text:p>
      <text:p text:style-name="P1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517124303" office:target-frame-name="_top" xlink:show="replace"><text:span text:style-name="T12">Introdução</text:span><text:span text:style-name="T13"><text:tab/>2</text:span></text:a></text:p>
          <text:p text:style-name="P14"><text:a xlink:href="#_Toc517124304" office:target-frame-name="_top" xlink:show="replace"><text:span text:style-name="T15">Stakeholders</text:span><text:span text:style-name="T16"><text:tab/>2</text:span></text:a></text:p>
          <text:p text:style-name="P17"><text:a xlink:href="#_Toc517124305" office:target-frame-name="_top" xlink:show="replace"><text:span text:style-name="T18">Sprints</text:span><text:span text:style-name="T19"><text:tab/>2</text:span></text:a></text:p>
        </text:index-body>
      </text:table-of-content>
      <text:p text:style-name="Normal"/>
      <text:p text:style-name="Standard"/>
      <text:p text:style-name="P20"><text:bookmark-start text:name="_Toc517124303"/>Introdução<text:bookmark-end text:name="_Toc517124303"/></text:p>
      <text:p text:style-name="P21"/>
      <text:p text:style-name="P22">Este projeto realizado na disciplina de Desenvolvimento de Aplicações tem como objetivo a criação de uma aplicação desenvolvida em C# sobre a gestão de uma empresa de imobiliária.<text:s/>Sendo que nesta aplicação é possível comprar, vender, arrendar e pedir limpeza.</text:p>
      <text:p text:style-name="P23">No desenvolvimento desta aplicação utilizámos métodos aprendidos nas aulas de Metodologias de Desenvolvimento de Software tais como a utilização das sprints e scrums no projeto. Utilizámos também o project para a melhor organização das tarefas do grupo que assim ficaram melhor definidas e esclarecidas, ficando assim organizadas, incluído a data de início e fim de cada sprint e tarefa que foram realizadas no projeto.</text:p>
      <text:p text:style-name="P24"><text:bookmark-start text:name="_Toc517124304"/></text:p>
      <text:p text:style-name="P25">Stakeholders<text:bookmark-end text:name="_Toc517124304"/></text:p>
      <text:p text:style-name="P26"/>
      <text:p text:style-name="Standard"><text:span text:style-name="T27">Product owner</text:span><text:span text:style-name="T28"><text:s/>– Gonçalo Amaro, Pedro Neves, Joel Runa</text:span></text:p>
      <text:p text:style-name="Standard"><text:span text:style-name="T29">Scrum master</text:span><text:span text:style-name="T30"><text:s/>– Pedro Neves, Gonçalo Amaro</text:span></text:p>
      <text:p text:style-name="Standard"><text:span text:style-name="T31">Scrum team</text:span><text:span text:style-name="T32"><text:s/>– Gonçalo Amaro, Pedro Neves, Joel Runa</text:span></text:p>
      <text:soft-page-break/>
      <text:p text:style-name="P33">Product Backlog</text:p>
      <text:p text:style-name="Standard"><draw:frame draw:style-name="a0" draw:name="Imagem 1" text:anchor-type="as-char" svg:x="0in" svg:y="0in" svg:width="6.69306in" svg:height="5.27358in" style:rel-width="scale" style:rel-height="scale"><draw:image xlink:href="media/image1.emf" xlink:type="simple" xlink:show="embed" xlink:actuate="onLoad"/><svg:title/><svg:desc/></draw:frame></text:p>
      <text:p text:style-name="P34"><text:bookmark-start text:name="_Toc517124305"/>Sprints<text:bookmark-end text:name="_Toc517124305"/></text:p>
      <text:p text:style-name="P35"/>
      <text:p text:style-name="Standard"/>
      <text:p text:style-name="P36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1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1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Heading1Char" style:display-name="Heading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05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pedroneves</dc:creator>
    <meta:creation-date>2013-04-19T13:57:00Z</meta:creation-date>
    <dc:date>2018-06-18T21:42:00Z</dc:date>
    <meta:template xlink:href="Normal" xlink:type="simple"/>
    <meta:editing-cycles>23</meta:editing-cycles>
    <meta:editing-duration>PT4560S</meta:editing-duration>
    <meta:document-statistic meta:page-count="3" meta:paragraph-count="2" meta:word-count="176" meta:character-count="1126" meta:row-count="7" meta:non-whitespace-character-count="952"/>
  </office:meta>
</office:document-meta>
</file>